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dad45" officeooo:paragraph-rsid="001dad45" style:font-size-asian="21pt" style:font-size-complex="21pt"/>
    </style:style>
    <style:style style:name="P2" style:family="paragraph" style:parent-style-name="Standard">
      <style:text-properties fo:font-size="21pt" officeooo:rsid="001ddaf7" officeooo:paragraph-rsid="001ddaf7" style:font-size-asian="21pt" style:font-size-complex="21pt"/>
    </style:style>
    <style:style style:name="P3" style:family="paragraph" style:parent-style-name="Standard">
      <style:text-properties fo:font-size="21pt" officeooo:paragraph-rsid="001ddaf7" style:font-size-asian="21pt" style:font-size-complex="21pt"/>
    </style:style>
    <style:style style:name="T1" style:family="text">
      <style:text-properties fo:language="es" fo:country="ES" officeooo:rsid="001af43b"/>
    </style:style>
    <style:style style:name="T2" style:family="text">
      <style:text-properties fo:language="es" fo:country="ES" officeooo:rsid="001c3834"/>
    </style:style>
    <style:style style:name="T3" style:family="text">
      <style:text-properties fo:language="es" fo:country="ES" officeooo:rsid="001dad45"/>
    </style:style>
    <style:style style:name="T4" style:family="text">
      <style:text-properties fo:language="es" fo:country="ES" officeooo:rsid="001ddaf7"/>
    </style:style>
    <style:style style:name="T5" style:family="text">
      <style:text-properties officeooo:rsid="001dad45"/>
    </style:style>
    <style:style style:name="T6" style:family="text">
      <style:text-properties officeooo:rsid="001ddaf7"/>
    </style:style>
    <style:style style:name="T7" style:family="text">
      <style:text-properties officeooo:rsid="001e86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Header:</text:span><text:span text:style-name="T1"> sticky: (Sin Up, Log i</text:span><text:span text:style-name="T4">n,</text:span><text:span text:style-name="T1">, </text:span><text:span text:style-name="T2">Nombre de la receta que se esta mostrando, <text:s/></text:span><text:span text:style-name="T3">botones {</text:span><text:span text:style-name="T4">+</text:span><text:span text:style-name="T1">Sube tu propia receta </text:span>kebab menu, <text:span text:style-name="T5">descargar, compartir, imprimir, favoritos, </text:span><text:span text:style-name="T6">menú principal</text:span><text:span text:style-name="T5">}</text:span></text:p>
      <text:p text:style-name="P1"/>
      <text:p text:style-name="P1">Body: Fotografía modelo {Botón: ver más imágenes} <text:span text:style-name="T7">Box desplegable {mostrar comentarios}</text:span>, <text:span text:style-name="T6">Box con scroll para ingredientes, Hs y Ps para el paso a paso, botón etiqueta con nivel de dificultad y otro para el tiempo, box desplegable con etiquetas (para la optimización de búsqueda en el menú principal), box desplegable con tabla de valor nutricional. Función puntúe esta receta y texbox para dejar un comentario. Botón para ver los comentarios. </text:span></text:p>
      <text:p text:style-name="P2"/>
      <text:p text:style-name="P2">Footer: derechos, privacidad, contacto, volver a inicio, botones {descarga nuestra app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09:28:35.363042249</meta:creation-date>
    <dc:date>2025-05-28T10:07:10.541350672</dc:date>
    <meta:editing-duration>PT17M2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108" meta:character-count="710" meta:non-whitespace-character-count="603"/>
  </office:meta>
</office:document-meta>
</file>